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InstrumentableClassLoader.addTransformer( ClassFil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InstrumentableClassLoader.SimpleInstrumentableClassLoader( @ Nullable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InstrumentableClassLoader.transformIfNecessary( String name ,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